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Receptor</text:p>
          </table:table-cell>
          <table:table-cell office:value-type="string" calcext:value-type="string">
            <text:p>Volume</text:p>
          </table:table-cell>
          <table:table-cell/>
          <table:table-cell table:style-name="ce5" office:value-type="string" calcext:value-type="string">
            <text:p>Average</text:p>
          </table:table-cell>
          <table:table-cell table:style-name="ce2" table:formula="of:=AVERAGE([.C2:.C48])" office:value-type="float" office:value="2627.8850864721" calcext:value-type="float">
            <text:p>2627.8850864721</text:p>
          </table:table-cell>
        </table:table-row>
        <table:table-row table:style-name="ro1">
          <table:table-cell table:style-name="ce2" office:value-type="string" calcext:value-type="string">
            <text:p>./4IAR</text:p>
          </table:table-cell>
          <table:table-cell table:style-name="ce2" office:value-type="string" calcext:value-type="string">
            <text:p>5HT1B</text:p>
          </table:table-cell>
          <table:table-cell office:value-type="float" office:value="2385.96085571933" calcext:value-type="float">
            <text:p>2385.96085571933</text:p>
          </table:table-cell>
          <table:table-cell/>
          <table:table-cell table:style-name="ce4" office:value-type="string" calcext:value-type="string">
            <text:p>Median</text:p>
          </table:table-cell>
          <table:table-cell table:style-name="ce6" table:formula="of:=MEDIAN(([.C2:.C50]))" office:value-type="float" office:value="2570.79611328867" calcext:value-type="float">
            <text:p>2570.79611328867</text:p>
          </table:table-cell>
        </table:table-row>
        <table:table-row table:style-name="ro1">
          <table:table-cell table:style-name="ce2" office:value-type="string" calcext:value-type="string">
            <text:p>./6A94</text:p>
          </table:table-cell>
          <table:table-cell table:style-name="ce2" office:value-type="string" calcext:value-type="string">
            <text:p>5HT2A</text:p>
          </table:table-cell>
          <table:table-cell office:value-type="float" office:value="2459.19214762333" calcext:value-type="float">
            <text:p>2459.19214762333</text:p>
          </table:table-cell>
          <table:table-cell/>
          <table:table-cell table:style-name="ce4" office:value-type="string" calcext:value-type="string">
            <text:p>STDEV</text:p>
          </table:table-cell>
          <table:table-cell table:style-name="ce6" table:formula="of:=STDEV([.C3:.C50])" office:value-type="float" office:value="251.261894304206" calcext:value-type="float">
            <text:p>251.261894304206</text:p>
          </table:table-cell>
        </table:table-row>
        <table:table-row table:style-name="ro1">
          <table:table-cell table:style-name="ce2" office:value-type="string" calcext:value-type="string">
            <text:p>./6BQH</text:p>
          </table:table-cell>
          <table:table-cell table:style-name="ce2" office:value-type="string" calcext:value-type="string">
            <text:p>5HT2C</text:p>
          </table:table-cell>
          <table:table-cell office:value-type="float" office:value="2471.63357487433" calcext:value-type="float">
            <text:p>2471.63357487433</text:p>
          </table:table-cell>
          <table:table-cell/>
          <table:table-cell table:style-name="ce5" office:value-type="string" calcext:value-type="string">
            <text:p>Min</text:p>
          </table:table-cell>
          <table:table-cell table:formula="of:=MIN([.C3:.C50])" office:value-type="float" office:value="2097.27365573017" calcext:value-type="float">
            <text:p>2097.27365573017</text:p>
          </table:table-cell>
        </table:table-row>
        <table:table-row table:style-name="ro1">
          <table:table-cell table:style-name="ce2" office:value-type="string" calcext:value-type="string">
            <text:p>./5UEN</text:p>
          </table:table-cell>
          <table:table-cell table:style-name="ce2" office:value-type="string" calcext:value-type="string">
            <text:p>AA1R</text:p>
          </table:table-cell>
          <table:table-cell office:value-type="float" office:value="2857.77026369917" calcext:value-type="float">
            <text:p>2857.77026369917</text:p>
          </table:table-cell>
          <table:table-cell/>
          <table:table-cell table:style-name="ce5" office:value-type="string" calcext:value-type="string">
            <text:p>Max</text:p>
          </table:table-cell>
          <table:table-cell table:formula="of:=MAX([.C3:.C50])" office:value-type="float" office:value="3449.486779129" calcext:value-type="float">
            <text:p>3449.486779129</text:p>
          </table:table-cell>
        </table:table-row>
        <table:table-row table:style-name="ro1">
          <table:table-cell table:style-name="ce2" office:value-type="string" calcext:value-type="string">
            <text:p>./5NM4</text:p>
          </table:table-cell>
          <table:table-cell table:style-name="ce2" office:value-type="string" calcext:value-type="string">
            <text:p>AA2AR</text:p>
          </table:table-cell>
          <table:table-cell office:value-type="float" office:value="2503.226815794" calcext:value-type="float">
            <text:p>2503.226815794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2" office:value-type="string" calcext:value-type="string">
            <text:p>./6KUX</text:p>
          </table:table-cell>
          <table:table-cell table:style-name="ce2" office:value-type="string" calcext:value-type="string">
            <text:p>ADA2A</text:p>
          </table:table-cell>
          <table:table-cell office:value-type="float" office:value="2600.042348092" calcext:value-type="float">
            <text:p>2600.042348092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2" office:value-type="string" calcext:value-type="string">
            <text:p>./6KUW</text:p>
          </table:table-cell>
          <table:table-cell table:style-name="ce2" office:value-type="string" calcext:value-type="string">
            <text:p>ADA2C</text:p>
          </table:table-cell>
          <table:table-cell office:value-type="float" office:value="2514.5126051715" calcext:value-type="float">
            <text:p>2514.5126051715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2" office:value-type="string" calcext:value-type="string">
            <text:p>./4BVN</text:p>
          </table:table-cell>
          <table:table-cell table:style-name="ce2" office:value-type="string" calcext:value-type="string">
            <text:p>ADRB1</text:p>
          </table:table-cell>
          <table:table-cell office:value-type="float" office:value="2383.67127324883" calcext:value-type="float">
            <text:p>2383.6712732488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2RH1</text:p>
          </table:table-cell>
          <table:table-cell table:style-name="ce2" office:value-type="string" calcext:value-type="string">
            <text:p>ADRB2</text:p>
          </table:table-cell>
          <table:table-cell office:value-type="float" office:value="2447.16753404133" calcext:value-type="float">
            <text:p>2447.1675340413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4ZUD</text:p>
          </table:table-cell>
          <table:table-cell table:style-name="ce2" office:value-type="string" calcext:value-type="string">
            <text:p>AGTR1</text:p>
          </table:table-cell>
          <table:table-cell office:value-type="float" office:value="2990.76490576983" calcext:value-type="float">
            <text:p>2990.7649057698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5VBL</text:p>
          </table:table-cell>
          <table:table-cell table:style-name="ce3" office:value-type="string" calcext:value-type="string">
            <text:p>APJ</text:p>
          </table:table-cell>
          <table:table-cell office:value-type="float" office:value="2615.804314715" calcext:value-type="float">
            <text:p>2615.80431471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5X33</text:p>
          </table:table-cell>
          <table:table-cell table:style-name="ce2" office:value-type="string" calcext:value-type="string">
            <text:p>BLT1</text:p>
          </table:table-cell>
          <table:table-cell office:value-type="float" office:value="2097.27365573017" calcext:value-type="float">
            <text:p>2097.2736557301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6C1R</text:p>
          </table:table-cell>
          <table:table-cell table:style-name="ce2" office:value-type="string" calcext:value-type="string">
            <text:p>C5AR1</text:p>
          </table:table-cell>
          <table:table-cell office:value-type="float" office:value="2441.76548578183" calcext:value-type="float">
            <text:p>2441.7654857818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5U09</text:p>
          </table:table-cell>
          <table:table-cell table:style-name="ce2" office:value-type="string" calcext:value-type="string">
            <text:p>CB1</text:p>
          </table:table-cell>
          <table:table-cell office:value-type="float" office:value="2994.97016984683" calcext:value-type="float">
            <text:p>2994.9701698468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6GPX</text:p>
          </table:table-cell>
          <table:table-cell table:style-name="ce2" office:value-type="string" calcext:value-type="string">
            <text:p>CCR2</text:p>
          </table:table-cell>
          <table:table-cell office:value-type="float" office:value="2414.4324270245" calcext:value-type="float">
            <text:p>2414.432427024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5UIW</text:p>
          </table:table-cell>
          <table:table-cell table:style-name="ce2" office:value-type="string" calcext:value-type="string">
            <text:p>CCR5</text:p>
          </table:table-cell>
          <table:table-cell office:value-type="float" office:value="2508.90601442283" calcext:value-type="float">
            <text:p>2508.9060144228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6QZH</text:p>
          </table:table-cell>
          <table:table-cell table:style-name="ce2" office:value-type="string" calcext:value-type="string">
            <text:p>CCR7</text:p>
          </table:table-cell>
          <table:table-cell office:value-type="float" office:value="2794.3736805455" calcext:value-type="float">
            <text:p>2794.373680545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5LWE</text:p>
          </table:table-cell>
          <table:table-cell table:style-name="ce2" office:value-type="string" calcext:value-type="string">
            <text:p>CCR9</text:p>
          </table:table-cell>
          <table:table-cell office:value-type="float" office:value="2137.98260725733" calcext:value-type="float">
            <text:p>2137.9826072573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5ZTY</text:p>
          </table:table-cell>
          <table:table-cell table:style-name="ce2" office:value-type="string" calcext:value-type="string">
            <text:p>CNR2</text:p>
          </table:table-cell>
          <table:table-cell office:value-type="float" office:value="3449.486779129" calcext:value-type="float">
            <text:p>3449.48677912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6LFL</text:p>
          </table:table-cell>
          <table:table-cell table:style-name="ce2" office:value-type="string" calcext:value-type="string">
            <text:p>CXCR2</text:p>
          </table:table-cell>
          <table:table-cell office:value-type="float" office:value="3071.074125083" calcext:value-type="float">
            <text:p>3071.07412508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3ODU</text:p>
          </table:table-cell>
          <table:table-cell table:style-name="ce2" office:value-type="string" calcext:value-type="string">
            <text:p>CXCR4</text:p>
          </table:table-cell>
          <table:table-cell office:value-type="float" office:value="2893.42801323533" calcext:value-type="float">
            <text:p>2893.4280132353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6CM4</text:p>
          </table:table-cell>
          <table:table-cell table:style-name="ce2" office:value-type="string" calcext:value-type="string">
            <text:p>D2R</text:p>
          </table:table-cell>
          <table:table-cell office:value-type="float" office:value="2466.25251594433" calcext:value-type="float">
            <text:p>2466.2525159443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3PBL</text:p>
          </table:table-cell>
          <table:table-cell table:style-name="ce2" office:value-type="string" calcext:value-type="string">
            <text:p>D3R</text:p>
          </table:table-cell>
          <table:table-cell office:value-type="float" office:value="2522.58193487333" calcext:value-type="float">
            <text:p>2522.5819348733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5WIU</text:p>
          </table:table-cell>
          <table:table-cell table:style-name="ce2" office:value-type="string" calcext:value-type="string">
            <text:p>D4R</text:p>
          </table:table-cell>
          <table:table-cell office:value-type="float" office:value="2442.59432019317" calcext:value-type="float">
            <text:p>2442.5943201931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4N6H</text:p>
          </table:table-cell>
          <table:table-cell table:style-name="ce2" office:value-type="string" calcext:value-type="string">
            <text:p>DOR</text:p>
          </table:table-cell>
          <table:table-cell office:value-type="float" office:value="2712.18025153483" calcext:value-type="float">
            <text:p>2712.1802515348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6IGK</text:p>
          </table:table-cell>
          <table:table-cell table:style-name="ce2" office:value-type="string" calcext:value-type="string">
            <text:p>EDNRB</text:p>
          </table:table-cell>
          <table:table-cell office:value-type="float" office:value="2410.68786766967" calcext:value-type="float">
            <text:p>2410.6878676696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3RZE</text:p>
          </table:table-cell>
          <table:table-cell table:style-name="ce2" office:value-type="string" calcext:value-type="string">
            <text:p>H1R</text:p>
          </table:table-cell>
          <table:table-cell office:value-type="float" office:value="2763.63767367067" calcext:value-type="float">
            <text:p>2763.6376736706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4DJH</text:p>
          </table:table-cell>
          <table:table-cell table:style-name="ce2" office:value-type="string" calcext:value-type="string">
            <text:p>KOR</text:p>
          </table:table-cell>
          <table:table-cell office:value-type="float" office:value="2734.42235145033" calcext:value-type="float">
            <text:p>2734.4223514503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4Z35</text:p>
          </table:table-cell>
          <table:table-cell table:style-name="ce2" office:value-type="string" calcext:value-type="string">
            <text:p>LPAR1</text:p>
          </table:table-cell>
          <table:table-cell office:value-type="float" office:value="2835.12972156583" calcext:value-type="float">
            <text:p>2835.1297215658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6WJC</text:p>
          </table:table-cell>
          <table:table-cell table:style-name="ce2" office:value-type="string" calcext:value-type="string">
            <text:p>M1R</text:p>
          </table:table-cell>
          <table:table-cell office:value-type="float" office:value="2703.3876650865" calcext:value-type="float">
            <text:p>2703.387665086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5ZKC</text:p>
          </table:table-cell>
          <table:table-cell table:style-name="ce2" office:value-type="string" calcext:value-type="string">
            <text:p>M2R</text:p>
          </table:table-cell>
          <table:table-cell office:value-type="float" office:value="2570.79611328867" calcext:value-type="float">
            <text:p>2570.7961132886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4U15</text:p>
          </table:table-cell>
          <table:table-cell table:style-name="ce2" office:value-type="string" calcext:value-type="string">
            <text:p>M3R</text:p>
          </table:table-cell>
          <table:table-cell office:value-type="float" office:value="2614.25860519883" calcext:value-type="float">
            <text:p>2614.2586051988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5DSG</text:p>
          </table:table-cell>
          <table:table-cell table:style-name="ce2" office:value-type="string" calcext:value-type="string">
            <text:p>M4R</text:p>
          </table:table-cell>
          <table:table-cell office:value-type="float" office:value="2564.330863322" calcext:value-type="float">
            <text:p>2564.33086332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6OL9</text:p>
          </table:table-cell>
          <table:table-cell table:style-name="ce2" office:value-type="string" calcext:value-type="string">
            <text:p>M5R</text:p>
          </table:table-cell>
          <table:table-cell office:value-type="float" office:value="2557.82086622717" calcext:value-type="float">
            <text:p>2557.8208662271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4DKL</text:p>
          </table:table-cell>
          <table:table-cell table:style-name="ce2" office:value-type="string" calcext:value-type="string">
            <text:p>MOR</text:p>
          </table:table-cell>
          <table:table-cell office:value-type="float" office:value="2877.45140529167" calcext:value-type="float">
            <text:p>2877.4514052916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6ME2</text:p>
          </table:table-cell>
          <table:table-cell table:style-name="ce2" office:value-type="string" calcext:value-type="string">
            <text:p>MT1R</text:p>
          </table:table-cell>
          <table:table-cell office:value-type="float" office:value="2757.32786134383" calcext:value-type="float">
            <text:p>2757.3278613438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6ME6</text:p>
          </table:table-cell>
          <table:table-cell table:style-name="ce2" office:value-type="string" calcext:value-type="string">
            <text:p>MT2R</text:p>
          </table:table-cell>
          <table:table-cell office:value-type="float" office:value="2836.14322372383" calcext:value-type="float">
            <text:p>2836.1432237238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6HLP</text:p>
          </table:table-cell>
          <table:table-cell table:style-name="ce2" office:value-type="string" calcext:value-type="string">
            <text:p>NK1R</text:p>
          </table:table-cell>
          <table:table-cell office:value-type="float" office:value="3110.29192405383" calcext:value-type="float">
            <text:p>3110.2919240538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5DHG</text:p>
          </table:table-cell>
          <table:table-cell table:style-name="ce2" office:value-type="string" calcext:value-type="string">
            <text:p>NOP</text:p>
          </table:table-cell>
          <table:table-cell office:value-type="float" office:value="2669.79546237333" calcext:value-type="float">
            <text:p>2669.7954623733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5ZBQ</text:p>
          </table:table-cell>
          <table:table-cell table:style-name="ce2" office:value-type="string" calcext:value-type="string">
            <text:p>NPY1R</text:p>
          </table:table-cell>
          <table:table-cell office:value-type="float" office:value="2458.232751328" calcext:value-type="float">
            <text:p>2458.23275132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4BUO</text:p>
          </table:table-cell>
          <table:table-cell table:style-name="ce2" office:value-type="string" calcext:value-type="string">
            <text:p>NTS1</text:p>
          </table:table-cell>
          <table:table-cell office:value-type="float" office:value="2428.368465644" calcext:value-type="float">
            <text:p>2428.36846564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1U19</text:p>
          </table:table-cell>
          <table:table-cell table:style-name="ce2" office:value-type="string" calcext:value-type="string">
            <text:p>OPSD</text:p>
          </table:table-cell>
          <table:table-cell office:value-type="float" office:value="2611.4888115405" calcext:value-type="float">
            <text:p>2611.488811540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6TOS</text:p>
          </table:table-cell>
          <table:table-cell table:style-name="ce2" office:value-type="string" calcext:value-type="string">
            <text:p>OX1R</text:p>
          </table:table-cell>
          <table:table-cell office:value-type="float" office:value="2413.77102494033" calcext:value-type="float">
            <text:p>2413.7710249403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5WQC</text:p>
          </table:table-cell>
          <table:table-cell table:style-name="ce2" office:value-type="string" calcext:value-type="string">
            <text:p>OX2R</text:p>
          </table:table-cell>
          <table:table-cell office:value-type="float" office:value="2488.48301951083" calcext:value-type="float">
            <text:p>2488.4830195108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6D27</text:p>
          </table:table-cell>
          <table:table-cell table:style-name="ce2" office:value-type="string" calcext:value-type="string">
            <text:p>PD2R2</text:p>
          </table:table-cell>
          <table:table-cell office:value-type="float" office:value="2522.37390679233" calcext:value-type="float">
            <text:p>2522.3739067923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5YWY</text:p>
          </table:table-cell>
          <table:table-cell table:style-name="ce2" office:value-type="string" calcext:value-type="string">
            <text:p>PE2R4</text:p>
          </table:table-cell>
          <table:table-cell office:value-type="float" office:value="2830.9215324315" calcext:value-type="float">
            <text:p>2830.921532431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./3V2Y</text:p>
          </table:table-cell>
          <table:table-cell table:style-name="ce2" office:value-type="string" calcext:value-type="string">
            <text:p>S1P1</text:p>
          </table:table-cell>
          <table:table-cell office:value-type="float" office:value="2574.42932838433" calcext:value-type="float">
            <text:p>2574.42932838433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7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236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72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C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9T09:37:09.163341665</meta:creation-date>
    <dc:date>2022-11-29T11:31:12.149221002</dc:date>
    <meta:editing-duration>PT48M50S</meta:editing-duration>
    <meta:editing-cycles>1</meta:editing-cycles>
    <meta:document-statistic meta:table-count="1" meta:cell-count="154" meta:object-count="0"/>
    <meta:generator>LibreOffice/5.3.6.1$Linux_X86_64 LibreOffice_project/30$Build-1</meta:generator>
  </office:meta>
</office:document-meta>
</file>